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Info.createMergeElement( String [ ] mergeSource , boolean isNoAutoMerge , boolean isNoCheckout , Document factor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rgeInfo.getMerge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Info.getPropertyNam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Info.MergeInfo( Element merge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rgeInfo.getSourceHref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MergeInfo.toXml( Document docu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ergeInfo.isNoCheck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Info.isNoAutoMer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